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753" officeooo:paragraph-rsid="000220f1"/>
    </style:style>
    <style:style style:name="P2" style:family="paragraph" style:parent-style-name="Standard">
      <style:text-properties officeooo:rsid="003d6001" officeooo:paragraph-rsid="000220f1"/>
    </style:style>
    <style:style style:name="P3" style:family="paragraph" style:parent-style-name="Standard">
      <style:text-properties officeooo:rsid="003c29dd" officeooo:paragraph-rsid="000220f1"/>
    </style:style>
    <style:style style:name="P4" style:family="paragraph" style:parent-style-name="Standard">
      <style:text-properties officeooo:rsid="000220f1" officeooo:paragraph-rsid="000220f1"/>
    </style:style>
    <style:style style:name="P5" style:family="paragraph" style:parent-style-name="Standard">
      <style:text-properties officeooo:rsid="000220f1" officeooo:paragraph-rsid="0008a049"/>
    </style:style>
    <style:style style:name="P6" style:family="paragraph" style:parent-style-name="Standard">
      <style:paragraph-properties fo:text-align="center" style:justify-single-word="false"/>
      <style:text-properties officeooo:paragraph-rsid="001a9058"/>
    </style:style>
    <style:style style:name="P7" style:family="paragraph" style:parent-style-name="Standard">
      <style:text-properties officeooo:rsid="0009e6de" officeooo:paragraph-rsid="000220f1"/>
    </style:style>
    <style:style style:name="P8" style:family="paragraph" style:parent-style-name="Standard">
      <style:text-properties officeooo:rsid="00047429" officeooo:paragraph-rsid="00047429"/>
    </style:style>
    <style:style style:name="P9" style:family="paragraph" style:parent-style-name="Standard">
      <style:text-properties officeooo:rsid="0007f87d" officeooo:paragraph-rsid="0007f87d"/>
    </style:style>
    <style:style style:name="T1" style:family="text">
      <style:text-properties officeooo:rsid="003aabb0"/>
    </style:style>
    <style:style style:name="T2" style:family="text">
      <style:text-properties officeooo:rsid="000220f1"/>
    </style:style>
    <style:style style:name="T3" style:family="text">
      <style:text-properties fo:color="#00ccff" fo:font-size="18pt" officeooo:rsid="000220f1" style:font-size-asian="18pt" style:font-size-complex="18pt"/>
    </style:style>
    <style:style style:name="T4" style:family="text">
      <style:text-properties fo:color="#00ccff" fo:font-size="18pt" officeooo:rsid="0049c825" style:font-size-asian="18pt" style:font-size-complex="18pt"/>
    </style:style>
    <style:style style:name="T5" style:family="text">
      <style:text-properties fo:color="#00ccff" fo:font-size="18pt" officeooo:rsid="0048915c" style:font-size-asian="18pt" style:font-size-complex="18pt"/>
    </style:style>
    <style:style style:name="T6" style:family="text">
      <style:text-properties fo:color="#00ccff" style:text-position="super 58%" fo:font-size="18pt" officeooo:rsid="000220f1" style:font-size-asian="18pt" style:font-size-complex="18pt"/>
    </style:style>
    <style:style style:name="T7" style:family="text">
      <style:text-properties fo:color="#00ccff" style:text-position="super 58%" fo:font-size="18pt" officeooo:rsid="0048915c" style:font-size-asian="18pt" style:font-size-complex="18pt"/>
    </style:style>
    <style:style style:name="T8" style:family="text">
      <style:text-properties officeooo:rsid="0006c925"/>
    </style:style>
    <style:style style:name="T9" style:family="text">
      <style:text-properties officeooo:rsid="0008a0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6"><text:span text:style-name="T3">23</text:span><text:span text:style-name="T6">rd</text:span><text:span text:style-name="T3"> </text:span><text:span text:style-name="T4">S</text:span><text:span text:style-name="T5">eptember to 5</text:span><text:span text:style-name="T7">th</text:span><text:span text:style-name="T5"> </text:span><text:span text:style-name="T4">O</text:span><text:span text:style-name="T5">ctaber - </text:span><text:span text:style-name="T4">2019</text:span></text:p>
      <text:p text:style-name="Standard"/>
      <text:p text:style-name="Standard"/>
      <text:p text:style-name="P4">## TCL TASKS : -</text:p>
      <text:p text:style-name="P2"/>
      <text:p text:style-name="P3">1) Read the below text file and parse it. Build the dictionary appropriately. And write a output file.</text:p>
      <text:p text:style-name="P1"><text:tab/><text:span text:style-name="T1">And then check the differance between input file and output file?</text:span></text:p>
      <text:p text:style-name="P1"/>
      <text:p text:style-name="P1"><text:tab/><text:span text:style-name="T2">Do the two tasks in the tcl.</text:span></text:p>
      <text:p text:style-name="P1"/>
      <text:p text:style-name="P1"/>
      <text:p text:style-name="P1"/>
      <text:p text:style-name="P4">## Cshell : -</text:p>
      <text:p text:style-name="P1"/>
      <text:p text:style-name="P4">2) <text:s/>Prepare and Practice the Cshell Scripting.</text:p>
      <text:p text:style-name="P4"><text:s/></text:p>
      <text:p text:style-name="P4"/>
      <text:p text:style-name="P4">## Perl : - </text:p>
      <text:p text:style-name="P4"/>
      <text:p text:style-name="P7"><text:span text:style-name="T2">3) </text:span>Read the path and parse it. To get the all data Recursively. Like pyton and perl and tcl files.</text:p>
      <text:p text:style-name="P7"/>
      <text:p text:style-name="P7"><text:tab/><text:span text:style-name="T9">By using the above data output to write a differant formats like below.</text:span></text:p>
      <text:p text:style-name="P5"><text:tab/><text:tab/></text:p>
      <text:p text:style-name="P5"><text:tab/><text:tab/>1) To <text:span text:style-name="T9">write</text:span> the Excel sheet format.</text:p>
      <text:p text:style-name="P4"><text:tab/><text:tab/>2) To <text:span text:style-name="T9">write</text:span> the CSV file format.</text:p>
      <text:p text:style-name="P4"><text:tab/><text:tab/>3) To <text:span text:style-name="T9">write</text:span> the JSON file format.</text:p>
      <text:p text:style-name="P4"><text:tab/><text:tab/>4) To <text:span text:style-name="T9">write</text:span> the XML file format.</text:p>
      <text:p text:style-name="P4"><text:tab/><text:tab/>5) To <text:span text:style-name="T9">write</text:span> the DATA base format.</text:p>
      <text:p text:style-name="P7"><text:tab/></text:p>
      <text:p text:style-name="P7"/>
      <text:p text:style-name="P9">## unix : -</text:p>
      <text:p text:style-name="P7"/>
      <text:p text:style-name="P8">4 ) <text:span text:style-name="T8">U</text:span>nix <text:span text:style-name="T8">C</text:span>ommands. </text:p>
      <text:p text:style-name="P9">5) <text:s/>Write the .cshrc file.</text:p>
      <text:p text:style-name="P9"><text:s text:c="2"/></text:p>
      <text:p text:style-name="P7"><text:tab/>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9:55:06.672205999</meta:creation-date>
    <dc:date>2019-10-04T13:00:10.946655233</dc:date>
    <meta:editing-duration>PT32M2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44" meta:character-count="729" meta:non-whitespace-character-count="578"/>
  </office:meta>
</office:document-meta>
</file>